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8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60"/>
    <style:style style:name="ce5" style:family="table-cell" style:parent-style-name="Default" style:data-style-name="N3"/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1" fo:font-weight="bold" style:font-name-asian="WenQuanYi Zen Hei Sharp" style:font-weight-asian="bold" style:font-name-complex="Lohit Devanagari" style:font-weight-complex="bold"/>
    </style:style>
    <style:style style:name="gr1" style:family="graphic">
      <style:graphic-properties draw:ole-draw-aspect="1" style:protect="size"/>
    </style:style>
    <style:style style:name="gr2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5.495cm" svg:height="2.943cm" svg:x="0.216cm" svg:y="1.57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ΦM</text:p>
          </table:table-cell>
          <table:table-cell table:style-name="ce4" office:value-type="float" office:value="8000000">
            <text:p>8,00E+00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lock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ne length</text:p>
          </table:table-cell>
          <table:table-cell office:value-type="float" office:value="1024">
            <text:p>1024</text:p>
          </table:table-cell>
          <table:table-cell/>
          <table:table-cell table:style-name="ce7" office:value-type="string">
            <text:p>k</text:p>
          </table:table-cell>
          <table:table-cell table:formula="of:=2^([.B2]-1)/144/2^20" office:value-type="float" office:value="0.0000000529819064670139">
            <text:p>0,00000005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Freq</text:p>
          </table:table-cell>
          <table:table-cell table:style-name="ce2" office:value-type="string">
            <text:p>F number</text:p>
          </table:table-cell>
          <table:table-cell table:style-name="ce8" office:value-type="string">
            <text:p>ΦM/Freq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C#</text:p>
          </table:table-cell>
          <table:table-cell table:style-name="ce5" office:value-type="float" office:value="277.2">
            <text:p>277</text:p>
          </table:table-cell>
          <table:table-cell table:style-name="ce6" table:formula="of:=144*[.B14]*2^20/[.$B$1]/2^([.$B$2]-1)" office:value-type="float" office:value="653.9968512">
            <text:p>654,0</text:p>
          </table:table-cell>
          <table:table-cell table:style-name="ce5" table:formula="of:=[.$B$1]/[.B14]" office:value-type="float" office:value="28860.0288600289">
            <text:p>28.860</text:p>
          </table:table-cell>
          <table:table-cell table:number-columns-repeated="1020"/>
        </table:table-row>
        <table:table-row table:style-name="ro1">
          <table:table-cell office:value-type="string">
            <text:p>D</text:p>
          </table:table-cell>
          <table:table-cell table:style-name="ce5" office:value-type="float" office:value="293.7">
            <text:p>294</text:p>
          </table:table-cell>
          <table:table-cell table:style-name="ce6" table:formula="of:=144*[.B15]*2^20/[.$B$1]/2^([.$B$2]-1)" office:value-type="float" office:value="692.9252352">
            <text:p>692,9</text:p>
          </table:table-cell>
          <table:table-cell table:style-name="ce5" table:formula="of:=[.$B$1]/[.B15]" office:value-type="float" office:value="27238.6789240722">
            <text:p>27.239</text:p>
          </table:table-cell>
          <table:table-cell table:number-columns-repeated="1020"/>
        </table:table-row>
        <table:table-row table:style-name="ro1">
          <table:table-cell office:value-type="string">
            <text:p>D#</text:p>
          </table:table-cell>
          <table:table-cell table:style-name="ce5" office:value-type="float" office:value="311.1">
            <text:p>311</text:p>
          </table:table-cell>
          <table:table-cell table:style-name="ce6" table:formula="of:=144*[.B16]*2^20/[.$B$1]/2^([.$B$2]-1)" office:value-type="float" office:value="733.9769856">
            <text:p>734,0</text:p>
          </table:table-cell>
          <table:table-cell table:style-name="ce5" table:formula="of:=[.$B$1]/[.B16]" office:value-type="float" office:value="25715.2041144327">
            <text:p>25.715</text:p>
          </table:table-cell>
          <table:table-cell table:number-columns-repeated="1020"/>
        </table:table-row>
        <table:table-row table:style-name="ro1">
          <table:table-cell office:value-type="string">
            <text:p>E</text:p>
          </table:table-cell>
          <table:table-cell table:style-name="ce5" office:value-type="float" office:value="329.6">
            <text:p>330</text:p>
          </table:table-cell>
          <table:table-cell table:style-name="ce6" table:formula="of:=144*[.B17]*2^20/[.$B$1]/2^([.$B$2]-1)" office:value-type="float" office:value="777.6239616">
            <text:p>777,6</text:p>
          </table:table-cell>
          <table:table-cell table:style-name="ce5" table:formula="of:=[.$B$1]/[.B17]" office:value-type="float" office:value="24271.8446601942">
            <text:p>24.272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table:style-name="ce5" office:value-type="float" office:value="349.2">
            <text:p>349</text:p>
          </table:table-cell>
          <table:table-cell table:style-name="ce6" table:formula="of:=144*[.B18]*2^20/[.$B$1]/2^([.$B$2]-1)" office:value-type="float" office:value="823.8661632">
            <text:p>823,9</text:p>
          </table:table-cell>
          <table:table-cell table:style-name="ce5" table:formula="of:=[.$B$1]/[.B18]" office:value-type="float" office:value="22909.5074455899">
            <text:p>22.910</text:p>
          </table:table-cell>
          <table:table-cell table:number-columns-repeated="1020"/>
        </table:table-row>
        <table:table-row table:style-name="ro1">
          <table:table-cell office:value-type="string">
            <text:p>F#</text:p>
          </table:table-cell>
          <table:table-cell table:style-name="ce5" office:value-type="float" office:value="370">
            <text:p>370</text:p>
          </table:table-cell>
          <table:table-cell table:style-name="ce6" table:formula="of:=144*[.B19]*2^20/[.$B$1]/2^([.$B$2]-1)" office:value-type="float" office:value="872.93952">
            <text:p>872,9</text:p>
          </table:table-cell>
          <table:table-cell table:style-name="ce5" table:formula="of:=[.$B$1]/[.B19]" office:value-type="float" office:value="21621.6216216216">
            <text:p>21.622</text:p>
          </table:table-cell>
          <table:table-cell table:number-columns-repeated="1020"/>
        </table:table-row>
        <table:table-row table:style-name="ro1">
          <table:table-cell office:value-type="string">
            <text:p>G</text:p>
          </table:table-cell>
          <table:table-cell table:style-name="ce5" office:value-type="float" office:value="392">
            <text:p>392</text:p>
          </table:table-cell>
          <table:table-cell table:style-name="ce6" table:formula="of:=144*[.B20]*2^20/[.$B$1]/2^([.$B$2]-1)" office:value-type="float" office:value="924.844032">
            <text:p>924,8</text:p>
          </table:table-cell>
          <table:table-cell table:style-name="ce5" table:formula="of:=[.$B$1]/[.B20]" office:value-type="float" office:value="20408.1632653061">
            <text:p>20.408</text:p>
          </table:table-cell>
          <table:table-cell table:number-columns-repeated="1020"/>
        </table:table-row>
        <table:table-row table:style-name="ro1">
          <table:table-cell office:value-type="string">
            <text:p>G#</text:p>
          </table:table-cell>
          <table:table-cell table:style-name="ce5" office:value-type="float" office:value="415.3">
            <text:p>415</text:p>
          </table:table-cell>
          <table:table-cell table:style-name="ce6" table:formula="of:=144*[.B21]*2^20/[.$B$1]/2^([.$B$2]-1)" office:value-type="float" office:value="979.8156288">
            <text:p>979,8</text:p>
          </table:table-cell>
          <table:table-cell table:style-name="ce5" table:formula="of:=[.$B$1]/[.B21]" office:value-type="float" office:value="19263.1832410306">
            <text:p>19.263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table:style-name="ce5" office:value-type="float" office:value="440">
            <text:p>440</text:p>
          </table:table-cell>
          <table:table-cell table:style-name="ce6" table:formula="of:=144*[.B22]*2^20/[.$B$1]/2^([.$B$2]-1)" office:value-type="float" office:value="1038.09024">
            <text:p>1.038,1</text:p>
          </table:table-cell>
          <table:table-cell table:style-name="ce5" table:formula="of:=[.$B$1]/[.B22]" office:value-type="float" office:value="18181.8181818182">
            <text:p>18.182</text:p>
          </table:table-cell>
          <table:table-cell table:number-columns-repeated="1020"/>
        </table:table-row>
        <table:table-row table:style-name="ro1">
          <table:table-cell office:value-type="string">
            <text:p>A#</text:p>
          </table:table-cell>
          <table:table-cell table:style-name="ce5" office:value-type="float" office:value="466.2">
            <text:p>466</text:p>
          </table:table-cell>
          <table:table-cell table:style-name="ce6" table:formula="of:=144*[.B23]*2^20/[.$B$1]/2^([.$B$2]-1)" office:value-type="float" office:value="1099.9037952">
            <text:p>1.099,9</text:p>
          </table:table-cell>
          <table:table-cell table:style-name="ce5" table:formula="of:=[.$B$1]/[.B23]" office:value-type="float" office:value="17160.0171600172">
            <text:p>17.160</text:p>
          </table:table-cell>
          <table:table-cell table:number-columns-repeated="1020"/>
        </table:table-row>
        <table:table-row table:style-name="ro1">
          <table:table-cell office:value-type="string">
            <text:p>B</text:p>
          </table:table-cell>
          <table:table-cell table:style-name="ce5" office:value-type="float" office:value="493.9">
            <text:p>494</text:p>
          </table:table-cell>
          <table:table-cell table:style-name="ce6" table:formula="of:=144*[.B24]*2^20/[.$B$1]/2^([.$B$2]-1)" office:value-type="float" office:value="1165.2562944">
            <text:p>1.165,3</text:p>
          </table:table-cell>
          <table:table-cell table:style-name="ce5" table:formula="of:=[.$B$1]/[.B24]" office:value-type="float" office:value="16197.6108523993">
            <text:p>16.198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table:style-name="ce5" office:value-type="float" office:value="523.3">
            <text:p>523</text:p>
          </table:table-cell>
          <table:table-cell table:style-name="ce6" table:formula="of:=144*[.B25]*2^20/[.$B$1]/2^([.$B$2]-1)" office:value-type="float" office:value="1234.6195968">
            <text:p>1.234,6</text:p>
          </table:table-cell>
          <table:table-cell table:style-name="ce5" table:formula="of:=[.$B$1]/[.B25]" office:value-type="float" office:value="15287.5979361743">
            <text:p>15.288</text:p>
          </table:table-cell>
          <table:table-cell table:number-columns-repeated="1020"/>
        </table:table-row>
        <table:table-row table:style-name="ro1">
          <table:table-cell office:value-type="string">
            <text:p>C 8</text:p>
          </table:table-cell>
          <table:table-cell table:style-name="ce5" table:formula="of:=[.B25]*2*2*2*2" office:value-type="float" office:value="8372.8">
            <text:p>8.373</text:p>
          </table:table-cell>
          <table:table-cell/>
          <table:table-cell table:style-name="ce5" table:formula="of:=[.$B$1]/[.B26]" office:value-type="float" office:value="955.474871010892">
            <text:p>955</text:p>
          </table:table-cell>
          <table:table-cell table:number-columns-repeated="1020"/>
        </table:table-row>
        <table:table-row table:style-name="ro1">
          <table:table-cell office:value-type="string">
            <text:p>C 8 x 15</text:p>
          </table:table-cell>
          <table:table-cell table:style-name="ce5" table:formula="of:=[.B26]*15" office:value-type="float" office:value="125592">
            <text:p>125.592</text:p>
          </table:table-cell>
          <table:table-cell/>
          <table:table-cell table:style-name="ce5" table:formula="of:=[.$B$1]/[.B27]" office:value-type="float" office:value="63.6983247340595">
            <text:p>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Step</text:p>
          </table:table-cell>
          <table:table-cell/>
          <table:table-cell office:value-type="string">
            <text:p>Freq</text:p>
          </table:table-cell>
          <table:table-cell table:number-columns-repeated="1021"/>
        </table:table-row>
        <table:table-row table:style-name="ro1">
          <table:table-cell table:formula="of:=1038*8/2^10" office:value-type="float" office:value="8.109375">
            <text:p>8,109375</text:p>
          </table:table-cell>
          <table:table-cell/>
          <table:table-cell table:style-name="ce5" table:formula="of:=[.$B$1]/([.$B$3]/[.A31])/144" office:value-type="float" office:value="439.961751302083">
            <text:p>44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5" table:formula="of:=[.$B$1]/([.$B$3]/[.A32])/144" office:value-type="float" office:value="108.506944444444">
            <text:p>109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5" table:formula="of:=[.$B$1]/([.$B$3]/[.A33])/144" office:value-type="float" office:value="162.760416666667">
            <text:p>16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/>
          <table:table-cell table:style-name="ce5" table:formula="of:=[.$B$1]/([.$B$3]/[.A34])/144" office:value-type="float" office:value="217.013888888889">
            <text:p>217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5" table:formula="of:=[.$B$1]/([.$B$3]/[.A35])/144" office:value-type="float" office:value="271.267361111111">
            <text:p>27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5" table:formula="of:=[.$B$1]/([.$B$3]/[.A36])/144" office:value-type="float" office:value="325.520833333333">
            <text:p>32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5" table:formula="of:=[.$B$1]/([.$B$3]/[.A37])/144" office:value-type="float" office:value="542.534722222222">
            <text:p>543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style-name="ce5" table:formula="of:=[.$B$1]/([.$B$3]/[.A38])/144" office:value-type="float" office:value="5425.34722222222">
            <text:p>5.425</text:p>
          </table:table-cell>
          <table:table-cell table:number-columns-repeated="1021"/>
        </table:table-row>
        <table:table-row table:style-name="ro1">
          <table:table-cell office:value-type="float" office:value="154">
            <text:p>154</text:p>
          </table:table-cell>
          <table:table-cell/>
          <table:table-cell table:style-name="ce5" table:formula="of:=[.$B$1]/([.$B$3]/[.A39])/144" office:value-type="float" office:value="8355.03472222222">
            <text:p>8.355</text:p>
          </table:table-cell>
          <table:table-cell table:number-columns-repeated="1021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style-name="ce5" table:formula="of:=[.$B$1]/([.$B$3]/[.A40])/144" office:value-type="float" office:value="21701.3888888889">
            <text:p>21.701</text:p>
          </table:table-cell>
          <table:table-cell table:number-columns-repeated="1021"/>
        </table:table-row>
      </table:table>
      <table:table table:name="sine table" table:style-name="ta1">
        <table:shapes>
          <draw:frame draw:z-index="0" draw:style-name="gr2" svg:width="15.999cm" svg:height="8.999cm" svg:x="4.541cm" svg:y="1.282cm">
            <draw:object draw:notify-on-update-of-ranges="'sine table'.A2:'sine table'.A1025 'sine table'.B2:'sine table'.B10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2" office:value-type="string">
            <text:p>sin_tab</text:p>
          </table:table-cell>
          <table:table-cell table:style-name="ce2" office:value-type="string">
            <text:p>tl_tab[sin_tab]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432">
            <text:p>443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480">
            <text:p>448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688">
            <text:p>468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804">
            <text:p>480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732">
            <text:p>573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760">
            <text:p>576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5872">
            <text:p>58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032">
            <text:p>603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064">
            <text:p>606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336">
            <text:p>633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368">
            <text:p>636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384">
            <text:p>638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456">
            <text:p>645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668">
            <text:p>666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688">
            <text:p>668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24">
            <text:p>672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760">
            <text:p>676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776">
            <text:p>677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816">
            <text:p>68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832">
            <text:p>683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868">
            <text:p>68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888">
            <text:p>688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908">
            <text:p>690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944">
            <text:p>694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964">
            <text:p>696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096">
            <text:p>709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116">
            <text:p>711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56">
            <text:p>71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176">
            <text:p>717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92">
            <text:p>719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212">
            <text:p>72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292">
            <text:p>729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32">
            <text:p>733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52">
            <text:p>73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72">
            <text:p>737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92">
            <text:p>739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12">
            <text:p>74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32">
            <text:p>743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72">
            <text:p>74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492">
            <text:p>749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12">
            <text:p>7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32">
            <text:p>753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52">
            <text:p>755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72">
            <text:p>757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92">
            <text:p>759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16">
            <text:p>76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36">
            <text:p>763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56">
            <text:p>765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696">
            <text:p>769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720">
            <text:p>77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80">
            <text:p>778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824">
            <text:p>78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64">
            <text:p>78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32">
            <text:p>79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32">
            <text:p>793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64">
            <text:p>78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824">
            <text:p>782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80">
            <text:p>778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720">
            <text:p>772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696">
            <text:p>769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56">
            <text:p>76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36">
            <text:p>763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16">
            <text:p>761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92">
            <text:p>75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72">
            <text:p>757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52">
            <text:p>755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32">
            <text:p>753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12">
            <text:p>7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492">
            <text:p>749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72">
            <text:p>747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32">
            <text:p>743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12">
            <text:p>74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92">
            <text:p>739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72">
            <text:p>737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52">
            <text:p>73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32">
            <text:p>733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292">
            <text:p>729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212">
            <text:p>72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92">
            <text:p>719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176">
            <text:p>717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56">
            <text:p>715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116">
            <text:p>711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096">
            <text:p>709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964">
            <text:p>696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944">
            <text:p>694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908">
            <text:p>69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888">
            <text:p>68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868">
            <text:p>686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832">
            <text:p>683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816">
            <text:p>68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776">
            <text:p>677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760">
            <text:p>676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24">
            <text:p>672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688">
            <text:p>668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668">
            <text:p>666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456">
            <text:p>645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384">
            <text:p>638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368">
            <text:p>636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336">
            <text:p>633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064">
            <text:p>606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032">
            <text:p>603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5872">
            <text:p>587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760">
            <text:p>576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732">
            <text:p>573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804">
            <text:p>480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688">
            <text:p>468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480">
            <text:p>448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432">
            <text:p>443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office:value-type="float" office:value="-25">
            <text:p>-25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-125">
            <text:p>-125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-175">
            <text:p>-175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-225">
            <text:p>-225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-275">
            <text:p>-275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-325">
            <text:p>-325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-376">
            <text:p>-37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-426">
            <text:p>-426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-476">
            <text:p>-476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-526">
            <text:p>-526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-577">
            <text:p>-577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-625">
            <text:p>-625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-676">
            <text:p>-676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-726">
            <text:p>-726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-777">
            <text:p>-777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-827">
            <text:p>-827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-875">
            <text:p>-875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-926">
            <text:p>-926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-975">
            <text:p>-97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-1024">
            <text:p>-1024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-1075">
            <text:p>-1075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-1126">
            <text:p>-1126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-1172">
            <text:p>-1172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-1224">
            <text:p>-1224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-1272">
            <text:p>-1272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-1324">
            <text:p>-1324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-1372">
            <text:p>-1372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-1421">
            <text:p>-1421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-1472">
            <text:p>-1472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-1520">
            <text:p>-1520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-1571">
            <text:p>-1571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-1618">
            <text:p>-1618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-1667">
            <text:p>-1667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-1717">
            <text:p>-1717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-1765">
            <text:p>-1765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-1813">
            <text:p>-1813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-1863">
            <text:p>-1863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-1914">
            <text:p>-1914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-1961">
            <text:p>-196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-2010">
            <text:p>-2010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-2060">
            <text:p>-206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-2104">
            <text:p>-210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-2156">
            <text:p>-2156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-2204">
            <text:p>-2204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-2252">
            <text:p>-2252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-2300">
            <text:p>-230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-2344">
            <text:p>-2344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-2396">
            <text:p>-23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2442">
            <text:p>-244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2488">
            <text:p>-248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-2536">
            <text:p>-2536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2584">
            <text:p>-258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-2634">
            <text:p>-2634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-2684">
            <text:p>-268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-2728">
            <text:p>-2728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2774">
            <text:p>-277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2826">
            <text:p>-2826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-2872">
            <text:p>-287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-2920">
            <text:p>-292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2960">
            <text:p>-296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3008">
            <text:p>-300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3058">
            <text:p>-3058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-3100">
            <text:p>-310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3150">
            <text:p>-315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3192">
            <text:p>-319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246">
            <text:p>-324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3290">
            <text:p>-329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3334">
            <text:p>-333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3380">
            <text:p>-338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3426">
            <text:p>-342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3472">
            <text:p>-347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3520">
            <text:p>-352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3558">
            <text:p>-355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3606">
            <text:p>-360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3656">
            <text:p>-365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3696">
            <text:p>-369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736">
            <text:p>-373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3786">
            <text:p>-378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3828">
            <text:p>-3828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3870">
            <text:p>-387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3922">
            <text:p>-392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3966">
            <text:p>-396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4008">
            <text:p>-400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4052">
            <text:p>-405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4096">
            <text:p>-409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4140">
            <text:p>-414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4176">
            <text:p>-417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4220">
            <text:p>-422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4264">
            <text:p>-426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4312">
            <text:p>-431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4348">
            <text:p>-434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4396">
            <text:p>-439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4432">
            <text:p>-443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4480">
            <text:p>-448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4516">
            <text:p>-451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4564">
            <text:p>-456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4600">
            <text:p>-46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4640">
            <text:p>-464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4688">
            <text:p>-468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4728">
            <text:p>-472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4768">
            <text:p>-476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4804">
            <text:p>-480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4844">
            <text:p>-484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4884">
            <text:p>-48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4924">
            <text:p>-492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4964">
            <text:p>-496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5004">
            <text:p>-500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5044">
            <text:p>-504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5088">
            <text:p>-508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5128">
            <text:p>-512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5168">
            <text:p>-516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5200">
            <text:p>-52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5240">
            <text:p>-524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5284">
            <text:p>-528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5312">
            <text:p>-531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5356">
            <text:p>-535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5400">
            <text:p>-54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5428">
            <text:p>-542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5472">
            <text:p>-547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5504">
            <text:p>-550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5548">
            <text:p>-554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5576">
            <text:p>-55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5624">
            <text:p>-562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5652">
            <text:p>-565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5684">
            <text:p>-568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5732">
            <text:p>-573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5760">
            <text:p>-576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5792">
            <text:p>-579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5824">
            <text:p>-582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5872">
            <text:p>-587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5904">
            <text:p>-590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5936">
            <text:p>-593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5968">
            <text:p>-596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6000">
            <text:p>-6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6032">
            <text:p>-603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6064">
            <text:p>-606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6100">
            <text:p>-61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6132">
            <text:p>-613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6164">
            <text:p>-616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6200">
            <text:p>-62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6232">
            <text:p>-623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6264">
            <text:p>-626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6300">
            <text:p>-63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6336">
            <text:p>-633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6368">
            <text:p>-636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6384">
            <text:p>-638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6420">
            <text:p>-642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6456">
            <text:p>-645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6492">
            <text:p>-649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6524">
            <text:p>-652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6544">
            <text:p>-654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6580">
            <text:p>-658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6616">
            <text:p>-66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6632">
            <text:p>-663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6668">
            <text:p>-666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6688">
            <text:p>-668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6724">
            <text:p>-672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6760">
            <text:p>-676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6776">
            <text:p>-677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6816">
            <text:p>-68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6832">
            <text:p>-683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6868">
            <text:p>-686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6888">
            <text:p>-688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6908">
            <text:p>-690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6944">
            <text:p>-694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6964">
            <text:p>-696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7000">
            <text:p>-7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7020">
            <text:p>-70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7040">
            <text:p>-704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076">
            <text:p>-707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7096">
            <text:p>-709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7116">
            <text:p>-71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156">
            <text:p>-715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7176">
            <text:p>-71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7192">
            <text:p>-719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7212">
            <text:p>-72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7232">
            <text:p>-723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272">
            <text:p>-727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7292">
            <text:p>-729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7312">
            <text:p>-73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7332">
            <text:p>-733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7352">
            <text:p>-735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7372">
            <text:p>-737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7392">
            <text:p>-739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7412">
            <text:p>-74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7432">
            <text:p>-743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7452">
            <text:p>-745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7472">
            <text:p>-747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7492">
            <text:p>-749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7512">
            <text:p>-7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7532">
            <text:p>-753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7552">
            <text:p>-755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7572">
            <text:p>-757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592">
            <text:p>-759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616">
            <text:p>-76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636">
            <text:p>-763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656">
            <text:p>-765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696">
            <text:p>-769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7720">
            <text:p>-772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7760">
            <text:p>-776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7780">
            <text:p>-77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824">
            <text:p>-782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7864">
            <text:p>-78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7932">
            <text:p>-79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7932">
            <text:p>-793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7864">
            <text:p>-786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824">
            <text:p>-78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7780">
            <text:p>-778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7760">
            <text:p>-776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7720">
            <text:p>-77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696">
            <text:p>-76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656">
            <text:p>-76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636">
            <text:p>-763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616">
            <text:p>-76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592">
            <text:p>-759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7572">
            <text:p>-757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7552">
            <text:p>-755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7532">
            <text:p>-753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7512">
            <text:p>-7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7492">
            <text:p>-74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7472">
            <text:p>-74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7452">
            <text:p>-745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7432">
            <text:p>-743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7412">
            <text:p>-74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7392">
            <text:p>-739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7372">
            <text:p>-737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7352">
            <text:p>-735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7332">
            <text:p>-73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7312">
            <text:p>-73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7292">
            <text:p>-729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272">
            <text:p>-727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7232">
            <text:p>-72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7212">
            <text:p>-72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7192">
            <text:p>-719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7176">
            <text:p>-717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156">
            <text:p>-715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7116">
            <text:p>-71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7096">
            <text:p>-709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076">
            <text:p>-707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7040">
            <text:p>-70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7020">
            <text:p>-702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7000">
            <text:p>-7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6964">
            <text:p>-696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6944">
            <text:p>-694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6908">
            <text:p>-69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6888">
            <text:p>-688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6868">
            <text:p>-686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6832">
            <text:p>-683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6816">
            <text:p>-68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6776">
            <text:p>-677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6760">
            <text:p>-676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6724">
            <text:p>-672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6688">
            <text:p>-668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6668">
            <text:p>-666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6632">
            <text:p>-663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6616">
            <text:p>-661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6580">
            <text:p>-658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6544">
            <text:p>-654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6524">
            <text:p>-652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6492">
            <text:p>-649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6456">
            <text:p>-645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6420">
            <text:p>-642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6384">
            <text:p>-6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6368">
            <text:p>-636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6336">
            <text:p>-633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6300">
            <text:p>-63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6264">
            <text:p>-626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6232">
            <text:p>-623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6200">
            <text:p>-62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6164">
            <text:p>-616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6132">
            <text:p>-613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6100">
            <text:p>-61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6064">
            <text:p>-606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6032">
            <text:p>-603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6000">
            <text:p>-6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5968">
            <text:p>-596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5936">
            <text:p>-593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5904">
            <text:p>-590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5872">
            <text:p>-587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5824">
            <text:p>-582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5792">
            <text:p>-579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5760">
            <text:p>-576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5732">
            <text:p>-573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5684">
            <text:p>-568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5652">
            <text:p>-565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5624">
            <text:p>-562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5576">
            <text:p>-557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5548">
            <text:p>-554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5504">
            <text:p>-550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5472">
            <text:p>-547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5428">
            <text:p>-542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5400">
            <text:p>-54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5356">
            <text:p>-535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5312">
            <text:p>-5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5284">
            <text:p>-528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5240">
            <text:p>-524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5200">
            <text:p>-52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5168">
            <text:p>-516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5128">
            <text:p>-512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5088">
            <text:p>-508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5044">
            <text:p>-504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5004">
            <text:p>-500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4964">
            <text:p>-496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4924">
            <text:p>-492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4884">
            <text:p>-488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4844">
            <text:p>-484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4804">
            <text:p>-480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4768">
            <text:p>-476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4728">
            <text:p>-472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4688">
            <text:p>-468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4640">
            <text:p>-464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4600">
            <text:p>-46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4564">
            <text:p>-456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4516">
            <text:p>-451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4480">
            <text:p>-448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4432">
            <text:p>-4432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4396">
            <text:p>-439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4348">
            <text:p>-434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4312">
            <text:p>-431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4264">
            <text:p>-4264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4220">
            <text:p>-422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4176">
            <text:p>-417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4140">
            <text:p>-414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4096">
            <text:p>-409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4052">
            <text:p>-405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4008">
            <text:p>-400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3966">
            <text:p>-396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3922">
            <text:p>-392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3870">
            <text:p>-387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3828">
            <text:p>-382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3786">
            <text:p>-378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736">
            <text:p>-373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3696">
            <text:p>-369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3656">
            <text:p>-3656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3606">
            <text:p>-360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3558">
            <text:p>-355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3520">
            <text:p>-352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3472">
            <text:p>-3472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3426">
            <text:p>-3426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3380">
            <text:p>-338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3334">
            <text:p>-3334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3290">
            <text:p>-329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246">
            <text:p>-324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3192">
            <text:p>-319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3150">
            <text:p>-315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-3100">
            <text:p>-310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3058">
            <text:p>-305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3008">
            <text:p>-300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2960">
            <text:p>-296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-2920">
            <text:p>-292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-2872">
            <text:p>-2872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2826">
            <text:p>-2826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2774">
            <text:p>-277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-2728">
            <text:p>-272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-2684">
            <text:p>-268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-2634">
            <text:p>-263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2584">
            <text:p>-258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-2536">
            <text:p>-2536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2488">
            <text:p>-2488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2442">
            <text:p>-2442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-2396">
            <text:p>-2396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-2344">
            <text:p>-2344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-2300">
            <text:p>-230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-2252">
            <text:p>-225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-2204">
            <text:p>-220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-2156">
            <text:p>-2156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-2104">
            <text:p>-2104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-2060">
            <text:p>-2060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-2010">
            <text:p>-201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-1961">
            <text:p>-1961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-1914">
            <text:p>-1914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-1863">
            <text:p>-1863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-1813">
            <text:p>-1813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-1765">
            <text:p>-1765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-1717">
            <text:p>-1717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-1667">
            <text:p>-1667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-1618">
            <text:p>-1618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-1571">
            <text:p>-157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-1520">
            <text:p>-1520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-1472">
            <text:p>-1472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-1421">
            <text:p>-1421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-1372">
            <text:p>-1372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-1324">
            <text:p>-1324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-1272">
            <text:p>-1272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-1224">
            <text:p>-1224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-1172">
            <text:p>-1172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-1126">
            <text:p>-1126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-1075">
            <text:p>-107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-1024">
            <text:p>-1024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-975">
            <text:p>-975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-926">
            <text:p>-926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-875">
            <text:p>-875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-827">
            <text:p>-827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-777">
            <text:p>-777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-726">
            <text:p>-726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-676">
            <text:p>-676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-625">
            <text:p>-625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-577">
            <text:p>-577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-526">
            <text:p>-526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-476">
            <text:p>-47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-426">
            <text:p>-426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-376">
            <text:p>-376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-325">
            <text:p>-325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-275">
            <text:p>-275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-225">
            <text:p>-225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-175">
            <text:p>-175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-125">
            <text:p>-125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office:value-type="float" office:value="-25">
            <text:p>-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1" number:min-integer-digits="1" number:grouping="true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Tejada Gómez</meta:initial-creator>
    <meta:creation-date>2013-05-15T21:20:03</meta:creation-date>
    <dc:date>2013-05-17T06:58:44</dc:date>
    <dc:creator>José Tejada Gómez</dc:creator>
    <meta:editing-duration>PT11M4S</meta:editing-duration>
    <meta:editing-cycles>4</meta:editing-cycles>
    <meta:generator>LibreOffice/3.5$Linux_X86_64 LibreOffice_project/350m1$Build-2</meta:generator>
    <meta:document-statistic meta:table-count="2" meta:cell-count="2139" meta:object-count="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F</mi>
              <mo stretchy="false">=</mo>
              <mfrac>
                <mrow>
                  <mn>144</mn>
                  <msub>
                    <mi>f</mi>
                    <mi mathvariant="italic">note</mi>
                  </msub>
                  <msup>
                    <mn>2</mn>
                    <mn>20</mn>
                  </msup>
                </mrow>
                <mrow>
                  <msub>
                    <mo stretchy="false">Φ</mo>
                    <mi>M</mi>
                  </msub>
                  <msup>
                    <mn>2</mn>
                    <mrow>
                      <mrow>
                        <mi>B</mi>
                        <mo stretchy="false">−</mo>
                        <mn>1</mn>
                      </mrow>
                    </mrow>
                  </msup>
                </mrow>
              </mfrac>
            </mrow>
          </mrow>
        </mtd>
      </mtr>
      <mtr>
        <mtd>
          <mrow>
            <mrow>
              <msub>
                <mi>f</mi>
                <mi mathvariant="italic">note</mi>
              </msub>
              <mo stretchy="false">=</mo>
              <mi>F</mi>
            </mrow>
            <mrow>
              <mfrac>
                <mrow>
                  <msub>
                    <mo stretchy="false">Φ</mo>
                    <mi>M</mi>
                  </msub>
                  <msup>
                    <mn>2</mn>
                    <mrow>
                      <mrow>
                        <mi>B</mi>
                        <mo stretchy="false">−</mo>
                        <mn>1</mn>
                      </mrow>
                    </mrow>
                  </msup>
                </mrow>
                <mrow>
                  <mrow>
                    <mn>144</mn>
                    <mo stretchy="false">×</mo>
                    <msup>
                      <mn>2</mn>
                      <mn>20</mn>
                    </msup>
                  </mrow>
                </mrow>
              </mfrac>
              <mo stretchy="false">=</mo>
              <mi mathvariant="italic">kF</mi>
            </mrow>
            <msub>
              <mo stretchy="false">Φ</mo>
              <mi>M</mi>
            </msub>
          </mrow>
        </mtd>
      </mtr>
    </mtable>
    <annotation encoding="StarMath 5.0">F={ 144 f_note 2^20} over { alignc %PHI_M 2 ^ {B-1} } newline
f_note = F { alignc %PHI_M 2 ^ {B-1} } over { 144 times 2^20} = kF%PHI_M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952cm" style:legend-expansion="high" chart:style-name="ch2"/>
        <chart:plot-area chart:style-name="ch3" table:cell-range-address="'sine table'.A2:'sine table'.B1025" svg:x="0.77cm" svg:y="0.855cm" svg:width="11.553cm" svg:height="7.545cm">
          <chartooo:coordinate-region svg:x="2.053cm" svg:y="1.054cm" svg:width="10.2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e table'.A2:'sine table'.A1025" chart:class="chart:line">
            <chart:data-point chart:repeated="1024"/>
          </chart:series>
          <chart:series chart:style-name="ch7" chart:values-cell-range-address="'sine table'.B2:'sine table'.B1025" chart:class="chart:line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4">
                <text:p>4274</text:p>
                <draw:g>
                  <svg:desc>'sine table'.A2:'sine table'.A1025</svg:desc>
                </draw:g>
              </table:table-cell>
              <table:table-cell office:value-type="float" office:value="25">
                <text:p>25</text:p>
                <draw:g>
                  <svg:desc>'sine table'.B2:'sine table'.B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2">
                <text:p>34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6">
                <text:p>30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8">
                <text:p>28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52">
                <text:p>26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4">
                <text:p>25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80">
                <text:p>238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4">
                <text:p>22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2">
                <text:p>21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0">
                <text:p>21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6">
                <text:p>20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8">
                <text:p>195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8">
                <text:p>18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0">
                <text:p>184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8">
                <text:p>178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8">
                <text:p>17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2">
                <text:p>169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0">
                <text:p>16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8">
                <text:p>160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0">
                <text:p>157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4">
                <text:p>15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8">
                <text:p>149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4">
                <text:p>14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4">
                <text:p>143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2">
                <text:p>14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4">
                <text:p>137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4">
                <text:p>134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8">
                <text:p>131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2">
                <text:p>129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6">
                <text:p>126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2">
                <text:p>124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8">
                <text:p>121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6">
                <text:p>119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4">
                <text:p>11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2">
                <text:p>1152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2">
                <text:p>113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2">
                <text:p>111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2">
                <text:p>109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2">
                <text:p>107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4">
                <text:p>105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6">
                <text:p>103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8">
                <text:p>101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2">
                <text:p>10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4">
                <text:p>9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8">
                <text:p>968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2">
                <text:p>952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6">
                <text:p>93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">
                <text:p>922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6">
                <text:p>90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2">
                <text:p>8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8">
                <text:p>87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">
                <text:p>8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0">
                <text:p>85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6">
                <text:p>836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2">
                <text:p>8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0">
                <text:p>81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8">
                <text:p>79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4">
                <text:p>78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2">
                <text:p>77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0">
                <text:p>7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">
                <text:p>7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8">
                <text:p>738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6">
                <text:p>726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6">
                <text:p>71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4">
                <text:p>70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4">
                <text:p>694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2">
                <text:p>682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2">
                <text:p>67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2">
                <text:p>662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2">
                <text:p>65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2">
                <text:p>642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2">
                <text:p>63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2">
                <text:p>62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4">
                <text:p>61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4">
                <text:p>604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4">
                <text:p>594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6">
                <text:p>586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8">
                <text:p>57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8">
                <text:p>568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0">
                <text:p>560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2">
                <text:p>552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2">
                <text:p>5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4">
                <text:p>53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6">
                <text:p>526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8">
                <text:p>51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0">
                <text:p>51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2">
                <text:p>50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6">
                <text:p>496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8">
                <text:p>48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0">
                <text:p>480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2">
                <text:p>47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6">
                <text:p>466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8">
                <text:p>458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2">
                <text:p>45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4">
                <text:p>444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8">
                <text:p>43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0">
                <text:p>430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4">
                <text:p>424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">
                <text:p>41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">
                <text:p>404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8">
                <text:p>398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2">
                <text:p>39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6">
                <text:p>386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">
                <text:p>380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4">
                <text:p>37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8">
                <text:p>368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2">
                <text:p>36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6">
                <text:p>356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0">
                <text:p>350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4">
                <text:p>344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8">
                <text:p>33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4">
                <text:p>33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8">
                <text:p>328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8">
                <text:p>318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2">
                <text:p>31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">
                <text:p>306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">
                <text:p>30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6">
                <text:p>296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2">
                <text:p>292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6">
                <text:p>286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2">
                <text:p>282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6">
                <text:p>276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2">
                <text:p>272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">
                <text:p>268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2">
                <text:p>262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8">
                <text:p>25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4">
                <text:p>244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6">
                <text:p>236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2">
                <text:p>232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8">
                <text:p>22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4">
                <text:p>22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0">
                <text:p>22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6">
                <text:p>21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">
                <text:p>212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">
                <text:p>20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4">
                <text:p>20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">
                <text:p>20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6">
                <text:p>19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2">
                <text:p>192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8">
                <text:p>18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4">
                <text:p>18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2">
                <text:p>18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8">
                <text:p>178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">
                <text:p>174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">
                <text:p>148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">
                <text:p>14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">
                <text:p>14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8">
                <text:p>138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">
                <text:p>128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6">
                <text:p>126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4">
                <text:p>124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">
                <text:p>120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">
                <text:p>118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4">
                <text:p>11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">
                <text:p>112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0">
                <text:p>11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">
                <text:p>9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">
                <text:p>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">
                <text:p>94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2">
                <text:p>92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">
                <text:p>9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">
                <text:p>86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">
                <text:p>84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">
                <text:p>82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">
                <text:p>76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">
                <text:p>7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">
                <text:p>72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">
                <text:p>70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">
                <text:p>68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">
                <text:p>62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">
                <text:p>60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">
                <text:p>56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">
                <text:p>54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">
                <text:p>50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">
                <text:p>48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">
                <text:p>42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">
                <text:p>38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">
                <text:p>3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">
                <text:p>28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">
                <text:p>22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">
                <text:p>22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">
                <text:p>28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">
                <text:p>32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">
                <text:p>3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">
                <text:p>38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">
                <text:p>42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">
                <text:p>44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">
                <text:p>48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">
                <text:p>50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">
                <text:p>52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4">
                <text:p>54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">
                <text:p>56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">
                <text:p>58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0">
                <text:p>60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">
                <text:p>62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">
                <text:p>64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">
                <text:p>6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8">
                <text:p>68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">
                <text:p>72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4">
                <text:p>7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">
                <text:p>78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">
                <text:p>80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">
                <text:p>82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4">
                <text:p>84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">
                <text:p>86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2">
                <text:p>92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">
                <text:p>94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">
                <text:p>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8">
                <text:p>9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">
                <text:p>10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4">
                <text:p>104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">
                <text:p>10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">
                <text:p>11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2">
                <text:p>112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4">
                <text:p>11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8">
                <text:p>118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0">
                <text:p>120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4">
                <text:p>124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6">
                <text:p>126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8">
                <text:p>128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2">
                <text:p>13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4">
                <text:p>134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">
                <text:p>138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0">
                <text:p>14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">
                <text:p>14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">
                <text:p>148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">
                <text:p>150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4">
                <text:p>154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">
                <text:p>15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4">
                <text:p>16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6">
                <text:p>166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0">
                <text:p>170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4">
                <text:p>174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">
                <text:p>178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">
                <text:p>18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">
                <text:p>18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8">
                <text:p>18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2">
                <text:p>192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6">
                <text:p>19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">
                <text:p>20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">
                <text:p>20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8">
                <text:p>20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2">
                <text:p>212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6">
                <text:p>21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0">
                <text:p>22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4">
                <text:p>22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8">
                <text:p>22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2">
                <text:p>232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6">
                <text:p>236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0">
                <text:p>240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4">
                <text:p>244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0">
                <text:p>250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4">
                <text:p>254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8">
                <text:p>25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2">
                <text:p>262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8">
                <text:p>268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2">
                <text:p>272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6">
                <text:p>276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2">
                <text:p>282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6">
                <text:p>286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2">
                <text:p>292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6">
                <text:p>296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2">
                <text:p>30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6">
                <text:p>306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2">
                <text:p>31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8">
                <text:p>318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2">
                <text:p>322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28">
                <text:p>328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4">
                <text:p>33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8">
                <text:p>33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4">
                <text:p>344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0">
                <text:p>350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6">
                <text:p>356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2">
                <text:p>36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8">
                <text:p>368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4">
                <text:p>37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0">
                <text:p>380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6">
                <text:p>386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2">
                <text:p>39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8">
                <text:p>398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4">
                <text:p>404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0">
                <text:p>41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8">
                <text:p>41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4">
                <text:p>424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0">
                <text:p>430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8">
                <text:p>43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4">
                <text:p>444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2">
                <text:p>45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8">
                <text:p>458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6">
                <text:p>466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2">
                <text:p>47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0">
                <text:p>480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8">
                <text:p>48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6">
                <text:p>496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2">
                <text:p>50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0">
                <text:p>51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8">
                <text:p>51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6">
                <text:p>526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4">
                <text:p>53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2">
                <text:p>5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2">
                <text:p>552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0">
                <text:p>560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8">
                <text:p>568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8">
                <text:p>57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6">
                <text:p>586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94">
                <text:p>594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4">
                <text:p>604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4">
                <text:p>61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2">
                <text:p>62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2">
                <text:p>63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2">
                <text:p>642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2">
                <text:p>65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2">
                <text:p>662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72">
                <text:p>67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2">
                <text:p>682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4">
                <text:p>694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4">
                <text:p>70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6">
                <text:p>71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6">
                <text:p>726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8">
                <text:p>738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0">
                <text:p>7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0">
                <text:p>7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2">
                <text:p>77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4">
                <text:p>78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98">
                <text:p>79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0">
                <text:p>81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22">
                <text:p>8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6">
                <text:p>836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0">
                <text:p>85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64">
                <text:p>8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78">
                <text:p>87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92">
                <text:p>8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6">
                <text:p>90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2">
                <text:p>922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6">
                <text:p>93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52">
                <text:p>952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8">
                <text:p>968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4">
                <text:p>9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2">
                <text:p>10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8">
                <text:p>101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36">
                <text:p>103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54">
                <text:p>105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72">
                <text:p>107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92">
                <text:p>109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12">
                <text:p>111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2">
                <text:p>113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52">
                <text:p>1152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4">
                <text:p>11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6">
                <text:p>119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8">
                <text:p>121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42">
                <text:p>124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66">
                <text:p>126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92">
                <text:p>129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18">
                <text:p>131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44">
                <text:p>134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74">
                <text:p>137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02">
                <text:p>14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34">
                <text:p>143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64">
                <text:p>14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8">
                <text:p>149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34">
                <text:p>15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0">
                <text:p>157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08">
                <text:p>160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0">
                <text:p>16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92">
                <text:p>169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38">
                <text:p>17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88">
                <text:p>178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40">
                <text:p>184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98">
                <text:p>18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58">
                <text:p>195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26">
                <text:p>20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00">
                <text:p>21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82">
                <text:p>21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74">
                <text:p>22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80">
                <text:p>238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04">
                <text:p>25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52">
                <text:p>26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38">
                <text:p>28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86">
                <text:p>30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462">
                <text:p>34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74">
                <text:p>4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75">
                <text:p>42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63">
                <text:p>346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87">
                <text:p>30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39">
                <text:p>283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53">
                <text:p>265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05">
                <text:p>250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81">
                <text:p>2381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75">
                <text:p>2275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83">
                <text:p>2183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01">
                <text:p>210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27">
                <text:p>2027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59">
                <text:p>1959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99">
                <text:p>1899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41">
                <text:p>1841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89">
                <text:p>1789</text:p>
              </table:table-cell>
              <table:table-cell office:value-type="float" office:value="-726">
                <text:p>-7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39">
                <text:p>1739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3">
                <text:p>1693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1">
                <text:p>1651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09">
                <text:p>1609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1">
                <text:p>1571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35">
                <text:p>153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9">
                <text:p>1499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5">
                <text:p>1465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35">
                <text:p>1435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03">
                <text:p>1403</text:p>
              </table:table-cell>
              <table:table-cell office:value-type="float" office:value="-1224">
                <text:p>-12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75">
                <text:p>137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45">
                <text:p>1345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19">
                <text:p>1319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3">
                <text:p>1293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67">
                <text:p>126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43">
                <text:p>124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19">
                <text:p>121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97">
                <text:p>1197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75">
                <text:p>117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53">
                <text:p>115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33">
                <text:p>113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13">
                <text:p>1113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3">
                <text:p>1093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73">
                <text:p>1073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55">
                <text:p>105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37">
                <text:p>1037</text:p>
              </table:table-cell>
              <table:table-cell office:value-type="float" office:value="-2010">
                <text:p>-20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19">
                <text:p>1019</text:p>
              </table:table-cell>
              <table:table-cell office:value-type="float" office:value="-2060">
                <text:p>-206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3">
                <text:p>1003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85">
                <text:p>985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69">
                <text:p>969</text:p>
              </table:table-cell>
              <table:table-cell office:value-type="float" office:value="-2204">
                <text:p>-22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53">
                <text:p>953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37">
                <text:p>937</text:p>
              </table:table-cell>
              <table:table-cell office:value-type="float" office:value="-2300">
                <text:p>-23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23">
                <text:p>923</text:p>
              </table:table-cell>
              <table:table-cell office:value-type="float" office:value="-2344">
                <text:p>-23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07">
                <text:p>907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93">
                <text:p>893</text:p>
              </table:table-cell>
              <table:table-cell office:value-type="float" office:value="-2442">
                <text:p>-24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79">
                <text:p>87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65">
                <text:p>865</text:p>
              </table:table-cell>
              <table:table-cell office:value-type="float" office:value="-2536">
                <text:p>-25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1">
                <text:p>851</text:p>
              </table:table-cell>
              <table:table-cell office:value-type="float" office:value="-2584">
                <text:p>-25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7">
                <text:p>837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23">
                <text:p>823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11">
                <text:p>811</text:p>
              </table:table-cell>
              <table:table-cell office:value-type="float" office:value="-2728">
                <text:p>-27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99">
                <text:p>799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85">
                <text:p>785</text:p>
              </table:table-cell>
              <table:table-cell office:value-type="float" office:value="-2826">
                <text:p>-28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3">
                <text:p>773</text:p>
              </table:table-cell>
              <table:table-cell office:value-type="float" office:value="-2872">
                <text:p>-28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61">
                <text:p>761</text:p>
              </table:table-cell>
              <table:table-cell office:value-type="float" office:value="-2920">
                <text:p>-292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1">
                <text:p>751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9">
                <text:p>739</text:p>
              </table:table-cell>
              <table:table-cell office:value-type="float" office:value="-3008">
                <text:p>-30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27">
                <text:p>727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17">
                <text:p>717</text:p>
              </table:table-cell>
              <table:table-cell office:value-type="float" office:value="-3100">
                <text:p>-3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5">
                <text:p>705</text:p>
              </table:table-cell>
              <table:table-cell office:value-type="float" office:value="-3150">
                <text:p>-315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5">
                <text:p>695</text:p>
              </table:table-cell>
              <table:table-cell office:value-type="float" office:value="-3192">
                <text:p>-31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3">
                <text:p>683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73">
                <text:p>673</text:p>
              </table:table-cell>
              <table:table-cell office:value-type="float" office:value="-3290">
                <text:p>-329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3">
                <text:p>663</text:p>
              </table:table-cell>
              <table:table-cell office:value-type="float" office:value="-3334">
                <text:p>-33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3">
                <text:p>653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3">
                <text:p>643</text:p>
              </table:table-cell>
              <table:table-cell office:value-type="float" office:value="-3426">
                <text:p>-34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33">
                <text:p>633</text:p>
              </table:table-cell>
              <table:table-cell office:value-type="float" office:value="-3472">
                <text:p>-34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23">
                <text:p>623</text:p>
              </table:table-cell>
              <table:table-cell office:value-type="float" office:value="-3520">
                <text:p>-35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5">
                <text:p>615</text:p>
              </table:table-cell>
              <table:table-cell office:value-type="float" office:value="-3558">
                <text:p>-35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5">
                <text:p>605</text:p>
              </table:table-cell>
              <table:table-cell office:value-type="float" office:value="-3606">
                <text:p>-36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5">
                <text:p>595</text:p>
              </table:table-cell>
              <table:table-cell office:value-type="float" office:value="-3656">
                <text:p>-36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">
                <text:p>587</text:p>
              </table:table-cell>
              <table:table-cell office:value-type="float" office:value="-3696">
                <text:p>-36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79">
                <text:p>579</text:p>
              </table:table-cell>
              <table:table-cell office:value-type="float" office:value="-3736">
                <text:p>-37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69">
                <text:p>569</text:p>
              </table:table-cell>
              <table:table-cell office:value-type="float" office:value="-3786">
                <text:p>-37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61">
                <text:p>561</text:p>
              </table:table-cell>
              <table:table-cell office:value-type="float" office:value="-3828">
                <text:p>-38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3">
                <text:p>553</text:p>
              </table:table-cell>
              <table:table-cell office:value-type="float" office:value="-3870">
                <text:p>-38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43">
                <text:p>543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35">
                <text:p>535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7">
                <text:p>527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19">
                <text:p>519</text:p>
              </table:table-cell>
              <table:table-cell office:value-type="float" office:value="-4052">
                <text:p>-40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11">
                <text:p>511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3">
                <text:p>503</text:p>
              </table:table-cell>
              <table:table-cell office:value-type="float" office:value="-4140">
                <text:p>-41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7">
                <text:p>497</text:p>
              </table:table-cell>
              <table:table-cell office:value-type="float" office:value="-4176">
                <text:p>-4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89">
                <text:p>489</text:p>
              </table:table-cell>
              <table:table-cell office:value-type="float" office:value="-4220">
                <text:p>-42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1">
                <text:p>481</text:p>
              </table:table-cell>
              <table:table-cell office:value-type="float" office:value="-4264">
                <text:p>-42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3">
                <text:p>473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67">
                <text:p>467</text:p>
              </table:table-cell>
              <table:table-cell office:value-type="float" office:value="-4348">
                <text:p>-43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59">
                <text:p>459</text:p>
              </table:table-cell>
              <table:table-cell office:value-type="float" office:value="-4396">
                <text:p>-43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3">
                <text:p>453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45">
                <text:p>44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39">
                <text:p>439</text:p>
              </table:table-cell>
              <table:table-cell office:value-type="float" office:value="-4516">
                <text:p>-45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31">
                <text:p>431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5">
                <text:p>425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9">
                <text:p>419</text:p>
              </table:table-cell>
              <table:table-cell office:value-type="float" office:value="-4640">
                <text:p>-464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11">
                <text:p>411</text:p>
              </table:table-cell>
              <table:table-cell office:value-type="float" office:value="-4688">
                <text:p>-46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5">
                <text:p>405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9">
                <text:p>399</text:p>
              </table:table-cell>
              <table:table-cell office:value-type="float" office:value="-4768">
                <text:p>-47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3">
                <text:p>393</text:p>
              </table:table-cell>
              <table:table-cell office:value-type="float" office:value="-4804">
                <text:p>-48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7">
                <text:p>387</text:p>
              </table:table-cell>
              <table:table-cell office:value-type="float" office:value="-4844">
                <text:p>-4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1">
                <text:p>381</text:p>
              </table:table-cell>
              <table:table-cell office:value-type="float" office:value="-4884">
                <text:p>-48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5">
                <text:p>375</text:p>
              </table:table-cell>
              <table:table-cell office:value-type="float" office:value="-4924">
                <text:p>-49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69">
                <text:p>369</text:p>
              </table:table-cell>
              <table:table-cell office:value-type="float" office:value="-4964">
                <text:p>-49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3">
                <text:p>363</text:p>
              </table:table-cell>
              <table:table-cell office:value-type="float" office:value="-5004">
                <text:p>-50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7">
                <text:p>357</text:p>
              </table:table-cell>
              <table:table-cell office:value-type="float" office:value="-5044">
                <text:p>-50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1">
                <text:p>351</text:p>
              </table:table-cell>
              <table:table-cell office:value-type="float" office:value="-5088">
                <text:p>-50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5">
                <text:p>345</text:p>
              </table:table-cell>
              <table:table-cell office:value-type="float" office:value="-5128">
                <text:p>-51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39">
                <text:p>339</text:p>
              </table:table-cell>
              <table:table-cell office:value-type="float" office:value="-5168">
                <text:p>-5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5">
                <text:p>335</text:p>
              </table:table-cell>
              <table:table-cell office:value-type="float" office:value="-5200">
                <text:p>-52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29">
                <text:p>329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3">
                <text:p>323</text:p>
              </table:table-cell>
              <table:table-cell office:value-type="float" office:value="-5284">
                <text:p>-52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9">
                <text:p>319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3">
                <text:p>313</text:p>
              </table:table-cell>
              <table:table-cell office:value-type="float" office:value="-5356">
                <text:p>-53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7">
                <text:p>307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3">
                <text:p>303</text:p>
              </table:table-cell>
              <table:table-cell office:value-type="float" office:value="-5428">
                <text:p>-54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7">
                <text:p>297</text:p>
              </table:table-cell>
              <table:table-cell office:value-type="float" office:value="-5472">
                <text:p>-54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3">
                <text:p>293</text:p>
              </table:table-cell>
              <table:table-cell office:value-type="float" office:value="-5504">
                <text:p>-55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7">
                <text:p>287</text:p>
              </table:table-cell>
              <table:table-cell office:value-type="float" office:value="-5548">
                <text:p>-55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3">
                <text:p>283</text:p>
              </table:table-cell>
              <table:table-cell office:value-type="float" office:value="-5576">
                <text:p>-55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7">
                <text:p>277</text:p>
              </table:table-cell>
              <table:table-cell office:value-type="float" office:value="-5624">
                <text:p>-56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3">
                <text:p>273</text:p>
              </table:table-cell>
              <table:table-cell office:value-type="float" office:value="-5652">
                <text:p>-56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69">
                <text:p>269</text:p>
              </table:table-cell>
              <table:table-cell office:value-type="float" office:value="-5684">
                <text:p>-56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3">
                <text:p>263</text:p>
              </table:table-cell>
              <table:table-cell office:value-type="float" office:value="-5732">
                <text:p>-57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9">
                <text:p>259</text:p>
              </table:table-cell>
              <table:table-cell office:value-type="float" office:value="-5760">
                <text:p>-576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5">
                <text:p>255</text:p>
              </table:table-cell>
              <table:table-cell office:value-type="float" office:value="-5792">
                <text:p>-57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1">
                <text:p>251</text:p>
              </table:table-cell>
              <table:table-cell office:value-type="float" office:value="-5824">
                <text:p>-58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45">
                <text:p>245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41">
                <text:p>241</text:p>
              </table:table-cell>
              <table:table-cell office:value-type="float" office:value="-5904">
                <text:p>-5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7">
                <text:p>237</text:p>
              </table:table-cell>
              <table:table-cell office:value-type="float" office:value="-5936">
                <text:p>-59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3">
                <text:p>233</text:p>
              </table:table-cell>
              <table:table-cell office:value-type="float" office:value="-5968">
                <text:p>-59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9">
                <text:p>229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5">
                <text:p>225</text:p>
              </table:table-cell>
              <table:table-cell office:value-type="float" office:value="-6032">
                <text:p>-60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">
                <text:p>221</text:p>
              </table:table-cell>
              <table:table-cell office:value-type="float" office:value="-6064">
                <text:p>-60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7">
                <text:p>217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3">
                <text:p>213</text:p>
              </table:table-cell>
              <table:table-cell office:value-type="float" office:value="-6132">
                <text:p>-61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9">
                <text:p>209</text:p>
              </table:table-cell>
              <table:table-cell office:value-type="float" office:value="-6164">
                <text:p>-61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5">
                <text:p>205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1">
                <text:p>201</text:p>
              </table:table-cell>
              <table:table-cell office:value-type="float" office:value="-6232">
                <text:p>-62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7">
                <text:p>197</text:p>
              </table:table-cell>
              <table:table-cell office:value-type="float" office:value="-6264">
                <text:p>-62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3">
                <text:p>193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9">
                <text:p>189</text:p>
              </table:table-cell>
              <table:table-cell office:value-type="float" office:value="-6336">
                <text:p>-6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5">
                <text:p>185</text:p>
              </table:table-cell>
              <table:table-cell office:value-type="float" office:value="-6368">
                <text:p>-63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3">
                <text:p>183</text:p>
              </table:table-cell>
              <table:table-cell office:value-type="float" office:value="-6384">
                <text:p>-63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9">
                <text:p>179</text:p>
              </table:table-cell>
              <table:table-cell office:value-type="float" office:value="-6420">
                <text:p>-64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5">
                <text:p>175</text:p>
              </table:table-cell>
              <table:table-cell office:value-type="float" office:value="-6456">
                <text:p>-64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1">
                <text:p>171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7">
                <text:p>167</text:p>
              </table:table-cell>
              <table:table-cell office:value-type="float" office:value="-6524">
                <text:p>-65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">
                <text:p>165</text:p>
              </table:table-cell>
              <table:table-cell office:value-type="float" office:value="-6544">
                <text:p>-65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1">
                <text:p>161</text:p>
              </table:table-cell>
              <table:table-cell office:value-type="float" office:value="-6580">
                <text:p>-65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">
                <text:p>157</text:p>
              </table:table-cell>
              <table:table-cell office:value-type="float" office:value="-6616">
                <text:p>-66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5">
                <text:p>155</text:p>
              </table:table-cell>
              <table:table-cell office:value-type="float" office:value="-6632">
                <text:p>-66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1">
                <text:p>151</text:p>
              </table:table-cell>
              <table:table-cell office:value-type="float" office:value="-6668">
                <text:p>-66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9">
                <text:p>149</text:p>
              </table:table-cell>
              <table:table-cell office:value-type="float" office:value="-6688">
                <text:p>-66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5">
                <text:p>145</text:p>
              </table:table-cell>
              <table:table-cell office:value-type="float" office:value="-6724">
                <text:p>-67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1">
                <text:p>141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9">
                <text:p>139</text:p>
              </table:table-cell>
              <table:table-cell office:value-type="float" office:value="-6776">
                <text:p>-67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">
                <text:p>135</text:p>
              </table:table-cell>
              <table:table-cell office:value-type="float" office:value="-6816">
                <text:p>-68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6832">
                <text:p>-68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9">
                <text:p>129</text:p>
              </table:table-cell>
              <table:table-cell office:value-type="float" office:value="-6868">
                <text:p>-68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7">
                <text:p>127</text:p>
              </table:table-cell>
              <table:table-cell office:value-type="float" office:value="-6888">
                <text:p>-68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5">
                <text:p>125</text:p>
              </table:table-cell>
              <table:table-cell office:value-type="float" office:value="-6908">
                <text:p>-69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1">
                <text:p>121</text:p>
              </table:table-cell>
              <table:table-cell office:value-type="float" office:value="-6944">
                <text:p>-69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9">
                <text:p>119</text:p>
              </table:table-cell>
              <table:table-cell office:value-type="float" office:value="-6964">
                <text:p>-69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5">
                <text:p>115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3">
                <text:p>113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1">
                <text:p>111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7">
                <text:p>107</text:p>
              </table:table-cell>
              <table:table-cell office:value-type="float" office:value="-7076">
                <text:p>-70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5">
                <text:p>105</text:p>
              </table:table-cell>
              <table:table-cell office:value-type="float" office:value="-7096">
                <text:p>-70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3">
                <text:p>103</text:p>
              </table:table-cell>
              <table:table-cell office:value-type="float" office:value="-7116">
                <text:p>-71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9">
                <text:p>99</text:p>
              </table:table-cell>
              <table:table-cell office:value-type="float" office:value="-7156">
                <text:p>-71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  <table:table-cell office:value-type="float" office:value="-7176">
                <text:p>-71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5">
                <text:p>95</text:p>
              </table:table-cell>
              <table:table-cell office:value-type="float" office:value="-7192">
                <text:p>-71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">
                <text:p>93</text:p>
              </table:table-cell>
              <table:table-cell office:value-type="float" office:value="-7212">
                <text:p>-72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1">
                <text:p>91</text:p>
              </table:table-cell>
              <table:table-cell office:value-type="float" office:value="-7232">
                <text:p>-72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7">
                <text:p>87</text:p>
              </table:table-cell>
              <table:table-cell office:value-type="float" office:value="-7272">
                <text:p>-72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5">
                <text:p>85</text:p>
              </table:table-cell>
              <table:table-cell office:value-type="float" office:value="-7292">
                <text:p>-72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">
                <text:p>83</text:p>
              </table:table-cell>
              <table:table-cell office:value-type="float" office:value="-7312">
                <text:p>-73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-7332">
                <text:p>-73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">
                <text:p>79</text:p>
              </table:table-cell>
              <table:table-cell office:value-type="float" office:value="-7352">
                <text:p>-73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7">
                <text:p>77</text:p>
              </table:table-cell>
              <table:table-cell office:value-type="float" office:value="-7372">
                <text:p>-73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-7392">
                <text:p>-73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3">
                <text:p>73</text:p>
              </table:table-cell>
              <table:table-cell office:value-type="float" office:value="-7412">
                <text:p>-74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">
                <text:p>71</text:p>
              </table:table-cell>
              <table:table-cell office:value-type="float" office:value="-7432">
                <text:p>-74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">
                <text:p>69</text:p>
              </table:table-cell>
              <table:table-cell office:value-type="float" office:value="-7452">
                <text:p>-74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7">
                <text:p>67</text:p>
              </table:table-cell>
              <table:table-cell office:value-type="float" office:value="-7472">
                <text:p>-74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5">
                <text:p>65</text:p>
              </table:table-cell>
              <table:table-cell office:value-type="float" office:value="-7492">
                <text:p>-74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3">
                <text:p>63</text:p>
              </table:table-cell>
              <table:table-cell office:value-type="float" office:value="-7512">
                <text:p>-75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1">
                <text:p>61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9">
                <text:p>59</text:p>
              </table:table-cell>
              <table:table-cell office:value-type="float" office:value="-7552">
                <text:p>-75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7">
                <text:p>57</text:p>
              </table:table-cell>
              <table:table-cell office:value-type="float" office:value="-7572">
                <text:p>-75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5">
                <text:p>55</text:p>
              </table:table-cell>
              <table:table-cell office:value-type="float" office:value="-7592">
                <text:p>-75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3">
                <text:p>53</text:p>
              </table:table-cell>
              <table:table-cell office:value-type="float" office:value="-7616">
                <text:p>-7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-7636">
                <text:p>-76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9">
                <text:p>49</text:p>
              </table:table-cell>
              <table:table-cell office:value-type="float" office:value="-7656">
                <text:p>-76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5">
                <text:p>45</text:p>
              </table:table-cell>
              <table:table-cell office:value-type="float" office:value="-7696">
                <text:p>-76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3">
                <text:p>43</text:p>
              </table:table-cell>
              <table:table-cell office:value-type="float" office:value="-7720">
                <text:p>-77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9">
                <text:p>39</text:p>
              </table:table-cell>
              <table:table-cell office:value-type="float" office:value="-7760">
                <text:p>-77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7">
                <text:p>37</text:p>
              </table:table-cell>
              <table:table-cell office:value-type="float" office:value="-7780">
                <text:p>-77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3">
                <text:p>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">
                <text:p>29</text:p>
              </table:table-cell>
              <table:table-cell office:value-type="float" office:value="-7864">
                <text:p>-78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">
                <text:p>23</text:p>
              </table:table-cell>
              <table:table-cell office:value-type="float" office:value="-7932">
                <text:p>-79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">
                <text:p>23</text:p>
              </table:table-cell>
              <table:table-cell office:value-type="float" office:value="-7932">
                <text:p>-79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">
                <text:p>29</text:p>
              </table:table-cell>
              <table:table-cell office:value-type="float" office:value="-7864">
                <text:p>-78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3">
                <text:p>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7">
                <text:p>37</text:p>
              </table:table-cell>
              <table:table-cell office:value-type="float" office:value="-7780">
                <text:p>-77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9">
                <text:p>39</text:p>
              </table:table-cell>
              <table:table-cell office:value-type="float" office:value="-7760">
                <text:p>-776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3">
                <text:p>43</text:p>
              </table:table-cell>
              <table:table-cell office:value-type="float" office:value="-7720">
                <text:p>-77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5">
                <text:p>45</text:p>
              </table:table-cell>
              <table:table-cell office:value-type="float" office:value="-7696">
                <text:p>-76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9">
                <text:p>49</text:p>
              </table:table-cell>
              <table:table-cell office:value-type="float" office:value="-7656">
                <text:p>-76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1">
                <text:p>51</text:p>
              </table:table-cell>
              <table:table-cell office:value-type="float" office:value="-7636">
                <text:p>-76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3">
                <text:p>53</text:p>
              </table:table-cell>
              <table:table-cell office:value-type="float" office:value="-7616">
                <text:p>-76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-7592">
                <text:p>-75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7">
                <text:p>57</text:p>
              </table:table-cell>
              <table:table-cell office:value-type="float" office:value="-7572">
                <text:p>-75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9">
                <text:p>59</text:p>
              </table:table-cell>
              <table:table-cell office:value-type="float" office:value="-7552">
                <text:p>-75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1">
                <text:p>61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3">
                <text:p>63</text:p>
              </table:table-cell>
              <table:table-cell office:value-type="float" office:value="-7512">
                <text:p>-75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5">
                <text:p>65</text:p>
              </table:table-cell>
              <table:table-cell office:value-type="float" office:value="-7492">
                <text:p>-74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7">
                <text:p>67</text:p>
              </table:table-cell>
              <table:table-cell office:value-type="float" office:value="-7472">
                <text:p>-74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9">
                <text:p>69</text:p>
              </table:table-cell>
              <table:table-cell office:value-type="float" office:value="-7452">
                <text:p>-74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1">
                <text:p>71</text:p>
              </table:table-cell>
              <table:table-cell office:value-type="float" office:value="-7432">
                <text:p>-74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3">
                <text:p>73</text:p>
              </table:table-cell>
              <table:table-cell office:value-type="float" office:value="-7412">
                <text:p>-74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5">
                <text:p>75</text:p>
              </table:table-cell>
              <table:table-cell office:value-type="float" office:value="-7392">
                <text:p>-73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7">
                <text:p>77</text:p>
              </table:table-cell>
              <table:table-cell office:value-type="float" office:value="-7372">
                <text:p>-73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9">
                <text:p>79</text:p>
              </table:table-cell>
              <table:table-cell office:value-type="float" office:value="-7352">
                <text:p>-73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1">
                <text:p>81</text:p>
              </table:table-cell>
              <table:table-cell office:value-type="float" office:value="-7332">
                <text:p>-73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">
                <text:p>83</text:p>
              </table:table-cell>
              <table:table-cell office:value-type="float" office:value="-7312">
                <text:p>-73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">
                <text:p>85</text:p>
              </table:table-cell>
              <table:table-cell office:value-type="float" office:value="-7292">
                <text:p>-72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7">
                <text:p>87</text:p>
              </table:table-cell>
              <table:table-cell office:value-type="float" office:value="-7272">
                <text:p>-72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1">
                <text:p>91</text:p>
              </table:table-cell>
              <table:table-cell office:value-type="float" office:value="-7232">
                <text:p>-72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3">
                <text:p>93</text:p>
              </table:table-cell>
              <table:table-cell office:value-type="float" office:value="-7212">
                <text:p>-72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">
                <text:p>95</text:p>
              </table:table-cell>
              <table:table-cell office:value-type="float" office:value="-7192">
                <text:p>-71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7">
                <text:p>97</text:p>
              </table:table-cell>
              <table:table-cell office:value-type="float" office:value="-7176">
                <text:p>-71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">
                <text:p>99</text:p>
              </table:table-cell>
              <table:table-cell office:value-type="float" office:value="-7156">
                <text:p>-71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3">
                <text:p>103</text:p>
              </table:table-cell>
              <table:table-cell office:value-type="float" office:value="-7116">
                <text:p>-71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5">
                <text:p>105</text:p>
              </table:table-cell>
              <table:table-cell office:value-type="float" office:value="-7096">
                <text:p>-70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7">
                <text:p>107</text:p>
              </table:table-cell>
              <table:table-cell office:value-type="float" office:value="-7076">
                <text:p>-70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1">
                <text:p>111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3">
                <text:p>113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5">
                <text:p>115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">
                <text:p>119</text:p>
              </table:table-cell>
              <table:table-cell office:value-type="float" office:value="-6964">
                <text:p>-69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1">
                <text:p>121</text:p>
              </table:table-cell>
              <table:table-cell office:value-type="float" office:value="-6944">
                <text:p>-69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5">
                <text:p>125</text:p>
              </table:table-cell>
              <table:table-cell office:value-type="float" office:value="-6908">
                <text:p>-69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7">
                <text:p>127</text:p>
              </table:table-cell>
              <table:table-cell office:value-type="float" office:value="-6888">
                <text:p>-68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9">
                <text:p>129</text:p>
              </table:table-cell>
              <table:table-cell office:value-type="float" office:value="-6868">
                <text:p>-68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3">
                <text:p>133</text:p>
              </table:table-cell>
              <table:table-cell office:value-type="float" office:value="-6832">
                <text:p>-68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5">
                <text:p>135</text:p>
              </table:table-cell>
              <table:table-cell office:value-type="float" office:value="-6816">
                <text:p>-68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9">
                <text:p>139</text:p>
              </table:table-cell>
              <table:table-cell office:value-type="float" office:value="-6776">
                <text:p>-67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1">
                <text:p>141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5">
                <text:p>145</text:p>
              </table:table-cell>
              <table:table-cell office:value-type="float" office:value="-6724">
                <text:p>-67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9">
                <text:p>149</text:p>
              </table:table-cell>
              <table:table-cell office:value-type="float" office:value="-6688">
                <text:p>-66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1">
                <text:p>151</text:p>
              </table:table-cell>
              <table:table-cell office:value-type="float" office:value="-6668">
                <text:p>-66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5">
                <text:p>155</text:p>
              </table:table-cell>
              <table:table-cell office:value-type="float" office:value="-6632">
                <text:p>-66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">
                <text:p>157</text:p>
              </table:table-cell>
              <table:table-cell office:value-type="float" office:value="-6616">
                <text:p>-66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1">
                <text:p>161</text:p>
              </table:table-cell>
              <table:table-cell office:value-type="float" office:value="-6580">
                <text:p>-65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5">
                <text:p>165</text:p>
              </table:table-cell>
              <table:table-cell office:value-type="float" office:value="-6544">
                <text:p>-65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7">
                <text:p>167</text:p>
              </table:table-cell>
              <table:table-cell office:value-type="float" office:value="-6524">
                <text:p>-65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">
                <text:p>171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">
                <text:p>175</text:p>
              </table:table-cell>
              <table:table-cell office:value-type="float" office:value="-6456">
                <text:p>-64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9">
                <text:p>179</text:p>
              </table:table-cell>
              <table:table-cell office:value-type="float" office:value="-6420">
                <text:p>-64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3">
                <text:p>183</text:p>
              </table:table-cell>
              <table:table-cell office:value-type="float" office:value="-6384">
                <text:p>-63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5">
                <text:p>185</text:p>
              </table:table-cell>
              <table:table-cell office:value-type="float" office:value="-6368">
                <text:p>-63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9">
                <text:p>189</text:p>
              </table:table-cell>
              <table:table-cell office:value-type="float" office:value="-6336">
                <text:p>-63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3">
                <text:p>193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7">
                <text:p>197</text:p>
              </table:table-cell>
              <table:table-cell office:value-type="float" office:value="-6264">
                <text:p>-62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1">
                <text:p>201</text:p>
              </table:table-cell>
              <table:table-cell office:value-type="float" office:value="-6232">
                <text:p>-62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5">
                <text:p>205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9">
                <text:p>209</text:p>
              </table:table-cell>
              <table:table-cell office:value-type="float" office:value="-6164">
                <text:p>-61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13">
                <text:p>213</text:p>
              </table:table-cell>
              <table:table-cell office:value-type="float" office:value="-6132">
                <text:p>-61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17">
                <text:p>217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1">
                <text:p>221</text:p>
              </table:table-cell>
              <table:table-cell office:value-type="float" office:value="-6064">
                <text:p>-60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5">
                <text:p>225</text:p>
              </table:table-cell>
              <table:table-cell office:value-type="float" office:value="-6032">
                <text:p>-60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9">
                <text:p>229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3">
                <text:p>233</text:p>
              </table:table-cell>
              <table:table-cell office:value-type="float" office:value="-5968">
                <text:p>-59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7">
                <text:p>237</text:p>
              </table:table-cell>
              <table:table-cell office:value-type="float" office:value="-5936">
                <text:p>-59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41">
                <text:p>241</text:p>
              </table:table-cell>
              <table:table-cell office:value-type="float" office:value="-5904">
                <text:p>-59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45">
                <text:p>245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1">
                <text:p>251</text:p>
              </table:table-cell>
              <table:table-cell office:value-type="float" office:value="-5824">
                <text:p>-58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5">
                <text:p>255</text:p>
              </table:table-cell>
              <table:table-cell office:value-type="float" office:value="-5792">
                <text:p>-57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9">
                <text:p>259</text:p>
              </table:table-cell>
              <table:table-cell office:value-type="float" office:value="-5760">
                <text:p>-57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3">
                <text:p>263</text:p>
              </table:table-cell>
              <table:table-cell office:value-type="float" office:value="-5732">
                <text:p>-57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9">
                <text:p>269</text:p>
              </table:table-cell>
              <table:table-cell office:value-type="float" office:value="-5684">
                <text:p>-568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3">
                <text:p>273</text:p>
              </table:table-cell>
              <table:table-cell office:value-type="float" office:value="-5652">
                <text:p>-56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7">
                <text:p>277</text:p>
              </table:table-cell>
              <table:table-cell office:value-type="float" office:value="-5624">
                <text:p>-56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3">
                <text:p>283</text:p>
              </table:table-cell>
              <table:table-cell office:value-type="float" office:value="-5576">
                <text:p>-55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7">
                <text:p>287</text:p>
              </table:table-cell>
              <table:table-cell office:value-type="float" office:value="-5548">
                <text:p>-55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3">
                <text:p>293</text:p>
              </table:table-cell>
              <table:table-cell office:value-type="float" office:value="-5504">
                <text:p>-55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7">
                <text:p>297</text:p>
              </table:table-cell>
              <table:table-cell office:value-type="float" office:value="-5472">
                <text:p>-54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3">
                <text:p>303</text:p>
              </table:table-cell>
              <table:table-cell office:value-type="float" office:value="-5428">
                <text:p>-54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7">
                <text:p>307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13">
                <text:p>313</text:p>
              </table:table-cell>
              <table:table-cell office:value-type="float" office:value="-5356">
                <text:p>-53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19">
                <text:p>319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23">
                <text:p>323</text:p>
              </table:table-cell>
              <table:table-cell office:value-type="float" office:value="-5284">
                <text:p>-528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9">
                <text:p>329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5">
                <text:p>335</text:p>
              </table:table-cell>
              <table:table-cell office:value-type="float" office:value="-5200">
                <text:p>-52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9">
                <text:p>339</text:p>
              </table:table-cell>
              <table:table-cell office:value-type="float" office:value="-5168">
                <text:p>-51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45">
                <text:p>345</text:p>
              </table:table-cell>
              <table:table-cell office:value-type="float" office:value="-5128">
                <text:p>-51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1">
                <text:p>351</text:p>
              </table:table-cell>
              <table:table-cell office:value-type="float" office:value="-5088">
                <text:p>-50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7">
                <text:p>357</text:p>
              </table:table-cell>
              <table:table-cell office:value-type="float" office:value="-5044">
                <text:p>-50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3">
                <text:p>363</text:p>
              </table:table-cell>
              <table:table-cell office:value-type="float" office:value="-5004">
                <text:p>-50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9">
                <text:p>369</text:p>
              </table:table-cell>
              <table:table-cell office:value-type="float" office:value="-4964">
                <text:p>-49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75">
                <text:p>375</text:p>
              </table:table-cell>
              <table:table-cell office:value-type="float" office:value="-4924">
                <text:p>-49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81">
                <text:p>381</text:p>
              </table:table-cell>
              <table:table-cell office:value-type="float" office:value="-4884">
                <text:p>-488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87">
                <text:p>387</text:p>
              </table:table-cell>
              <table:table-cell office:value-type="float" office:value="-4844">
                <text:p>-48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3">
                <text:p>393</text:p>
              </table:table-cell>
              <table:table-cell office:value-type="float" office:value="-4804">
                <text:p>-48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9">
                <text:p>399</text:p>
              </table:table-cell>
              <table:table-cell office:value-type="float" office:value="-4768">
                <text:p>-47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05">
                <text:p>405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11">
                <text:p>411</text:p>
              </table:table-cell>
              <table:table-cell office:value-type="float" office:value="-4688">
                <text:p>-46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19">
                <text:p>419</text:p>
              </table:table-cell>
              <table:table-cell office:value-type="float" office:value="-4640">
                <text:p>-464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5">
                <text:p>425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31">
                <text:p>431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39">
                <text:p>439</text:p>
              </table:table-cell>
              <table:table-cell office:value-type="float" office:value="-4516">
                <text:p>-45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5">
                <text:p>44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53">
                <text:p>453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59">
                <text:p>459</text:p>
              </table:table-cell>
              <table:table-cell office:value-type="float" office:value="-4396">
                <text:p>-43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7">
                <text:p>467</text:p>
              </table:table-cell>
              <table:table-cell office:value-type="float" office:value="-4348">
                <text:p>-43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73">
                <text:p>473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81">
                <text:p>481</text:p>
              </table:table-cell>
              <table:table-cell office:value-type="float" office:value="-4264">
                <text:p>-426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89">
                <text:p>489</text:p>
              </table:table-cell>
              <table:table-cell office:value-type="float" office:value="-4220">
                <text:p>-42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97">
                <text:p>497</text:p>
              </table:table-cell>
              <table:table-cell office:value-type="float" office:value="-4176">
                <text:p>-41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3">
                <text:p>503</text:p>
              </table:table-cell>
              <table:table-cell office:value-type="float" office:value="-4140">
                <text:p>-41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11">
                <text:p>511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9">
                <text:p>519</text:p>
              </table:table-cell>
              <table:table-cell office:value-type="float" office:value="-4052">
                <text:p>-40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7">
                <text:p>527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35">
                <text:p>535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43">
                <text:p>543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53">
                <text:p>553</text:p>
              </table:table-cell>
              <table:table-cell office:value-type="float" office:value="-3870">
                <text:p>-387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61">
                <text:p>561</text:p>
              </table:table-cell>
              <table:table-cell office:value-type="float" office:value="-3828">
                <text:p>-38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69">
                <text:p>569</text:p>
              </table:table-cell>
              <table:table-cell office:value-type="float" office:value="-3786">
                <text:p>-3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79">
                <text:p>579</text:p>
              </table:table-cell>
              <table:table-cell office:value-type="float" office:value="-3736">
                <text:p>-37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87">
                <text:p>587</text:p>
              </table:table-cell>
              <table:table-cell office:value-type="float" office:value="-3696">
                <text:p>-36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95">
                <text:p>595</text:p>
              </table:table-cell>
              <table:table-cell office:value-type="float" office:value="-3656">
                <text:p>-36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5">
                <text:p>605</text:p>
              </table:table-cell>
              <table:table-cell office:value-type="float" office:value="-3606">
                <text:p>-36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15">
                <text:p>615</text:p>
              </table:table-cell>
              <table:table-cell office:value-type="float" office:value="-3558">
                <text:p>-35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3">
                <text:p>623</text:p>
              </table:table-cell>
              <table:table-cell office:value-type="float" office:value="-3520">
                <text:p>-35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3">
                <text:p>633</text:p>
              </table:table-cell>
              <table:table-cell office:value-type="float" office:value="-3472">
                <text:p>-34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3">
                <text:p>643</text:p>
              </table:table-cell>
              <table:table-cell office:value-type="float" office:value="-3426">
                <text:p>-34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53">
                <text:p>653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63">
                <text:p>663</text:p>
              </table:table-cell>
              <table:table-cell office:value-type="float" office:value="-3334">
                <text:p>-33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73">
                <text:p>673</text:p>
              </table:table-cell>
              <table:table-cell office:value-type="float" office:value="-3290">
                <text:p>-329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83">
                <text:p>683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95">
                <text:p>695</text:p>
              </table:table-cell>
              <table:table-cell office:value-type="float" office:value="-3192">
                <text:p>-31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5">
                <text:p>705</text:p>
              </table:table-cell>
              <table:table-cell office:value-type="float" office:value="-3150">
                <text:p>-315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17">
                <text:p>717</text:p>
              </table:table-cell>
              <table:table-cell office:value-type="float" office:value="-3100">
                <text:p>-31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27">
                <text:p>727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39">
                <text:p>739</text:p>
              </table:table-cell>
              <table:table-cell office:value-type="float" office:value="-3008">
                <text:p>-30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51">
                <text:p>751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61">
                <text:p>761</text:p>
              </table:table-cell>
              <table:table-cell office:value-type="float" office:value="-2920">
                <text:p>-29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73">
                <text:p>773</text:p>
              </table:table-cell>
              <table:table-cell office:value-type="float" office:value="-2872">
                <text:p>-28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85">
                <text:p>785</text:p>
              </table:table-cell>
              <table:table-cell office:value-type="float" office:value="-2826">
                <text:p>-28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99">
                <text:p>799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11">
                <text:p>811</text:p>
              </table:table-cell>
              <table:table-cell office:value-type="float" office:value="-2728">
                <text:p>-27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23">
                <text:p>823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37">
                <text:p>837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51">
                <text:p>851</text:p>
              </table:table-cell>
              <table:table-cell office:value-type="float" office:value="-2584">
                <text:p>-25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65">
                <text:p>865</text:p>
              </table:table-cell>
              <table:table-cell office:value-type="float" office:value="-2536">
                <text:p>-25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79">
                <text:p>87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93">
                <text:p>893</text:p>
              </table:table-cell>
              <table:table-cell office:value-type="float" office:value="-2442">
                <text:p>-24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07">
                <text:p>907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23">
                <text:p>923</text:p>
              </table:table-cell>
              <table:table-cell office:value-type="float" office:value="-2344">
                <text:p>-234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37">
                <text:p>937</text:p>
              </table:table-cell>
              <table:table-cell office:value-type="float" office:value="-2300">
                <text:p>-23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3">
                <text:p>953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69">
                <text:p>969</text:p>
              </table:table-cell>
              <table:table-cell office:value-type="float" office:value="-2204">
                <text:p>-22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5">
                <text:p>985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3">
                <text:p>1003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19">
                <text:p>1019</text:p>
              </table:table-cell>
              <table:table-cell office:value-type="float" office:value="-2060">
                <text:p>-20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37">
                <text:p>1037</text:p>
              </table:table-cell>
              <table:table-cell office:value-type="float" office:value="-2010">
                <text:p>-20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55">
                <text:p>105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73">
                <text:p>1073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93">
                <text:p>1093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13">
                <text:p>1113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33">
                <text:p>113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53">
                <text:p>115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75">
                <text:p>117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97">
                <text:p>1197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19">
                <text:p>121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43">
                <text:p>124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67">
                <text:p>126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93">
                <text:p>1293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19">
                <text:p>1319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345">
                <text:p>1345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75">
                <text:p>137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03">
                <text:p>1403</text:p>
              </table:table-cell>
              <table:table-cell office:value-type="float" office:value="-1224">
                <text:p>-12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35">
                <text:p>1435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65">
                <text:p>1465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99">
                <text:p>1499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35">
                <text:p>153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1">
                <text:p>1571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09">
                <text:p>1609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51">
                <text:p>1651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93">
                <text:p>1693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39">
                <text:p>1739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89">
                <text:p>1789</text:p>
              </table:table-cell>
              <table:table-cell office:value-type="float" office:value="-726">
                <text:p>-72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841">
                <text:p>1841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99">
                <text:p>1899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59">
                <text:p>1959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7">
                <text:p>2027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1">
                <text:p>210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83">
                <text:p>2183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75">
                <text:p>2275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381">
                <text:p>2381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05">
                <text:p>250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653">
                <text:p>265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839">
                <text:p>283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087">
                <text:p>30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63">
                <text:p>346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275">
                <text:p>4275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